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8bf1a" officeooo:paragraph-rsid="00041b45" style:font-size-asian="12pt" style:font-size-complex="12pt"/>
    </style:style>
    <style:style style:name="P2" style:family="paragraph" style:parent-style-name="Standard">
      <style:text-properties fo:font-size="16pt" officeooo:rsid="00041b45" officeooo:paragraph-rsid="00041b45" style:font-size-asian="16pt" style:font-size-complex="16pt"/>
    </style:style>
    <style:style style:name="P3" style:family="paragraph" style:parent-style-name="Standard">
      <style:text-properties fo:font-size="16pt" officeooo:rsid="0004a02a" officeooo:paragraph-rsid="0004a02a" style:font-size-asian="16pt" style:font-size-complex="16pt"/>
    </style:style>
    <style:style style:name="P4" style:family="paragraph" style:parent-style-name="Standard">
      <style:text-properties fo:font-size="16pt" officeooo:rsid="00027a8c" officeooo:paragraph-rsid="00027a8c" style:font-size-asian="16pt" style:font-size-complex="16pt"/>
    </style:style>
    <style:style style:name="P5" style:family="paragraph" style:parent-style-name="Standard">
      <style:text-properties fo:font-size="16pt" officeooo:rsid="00064e77" officeooo:paragraph-rsid="00064e77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041b45" officeooo:paragraph-rsid="00041b45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04a02a" officeooo:paragraph-rsid="0004a02a" style:font-size-asian="16pt" style:font-size-complex="16pt"/>
    </style:style>
    <style:style style:name="P8" style:family="paragraph" style:parent-style-name="Standard">
      <style:text-properties fo:font-size="16pt" fo:font-style="normal" style:text-underline-style="solid" style:text-underline-width="auto" style:text-underline-color="font-color" officeooo:rsid="00041b45" officeooo:paragraph-rsid="00041b45" style:font-size-asian="16pt" style:font-style-asian="normal" style:font-size-complex="16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22pt" officeooo:rsid="00041b45" officeooo:paragraph-rsid="00041b45" style:font-size-asian="22pt" style:font-size-complex="22pt"/>
    </style:style>
    <style:style style:name="P10" style:family="paragraph" style:parent-style-name="Standard">
      <style:text-properties fo:font-size="16pt" officeooo:rsid="00041b45" officeooo:paragraph-rsid="00041b45" style:font-size-asian="16pt" style:font-size-complex="16pt"/>
    </style:style>
    <style:style style:name="P11" style:family="paragraph" style:parent-style-name="Standard">
      <style:text-properties fo:font-size="16pt" officeooo:rsid="0004a02a" officeooo:paragraph-rsid="0004a02a" style:font-size-asian="16pt" style:font-size-complex="16pt"/>
    </style:style>
    <style:style style:name="P12" style:family="paragraph" style:parent-style-name="Standard">
      <style:text-properties fo:font-size="16pt" officeooo:rsid="000aa3aa" officeooo:paragraph-rsid="000aa3aa" style:font-size-asian="16pt" style:font-size-complex="16pt"/>
    </style:style>
    <style:style style:name="P13" style:family="paragraph" style:parent-style-name="Standard">
      <style:text-properties fo:font-size="16pt" officeooo:rsid="00027a8c" officeooo:paragraph-rsid="00027a8c" style:font-size-asian="16pt" style:font-size-complex="16pt"/>
    </style:style>
    <style:style style:name="P14" style:family="paragraph" style:parent-style-name="Standard">
      <style:text-properties fo:font-size="16pt" fo:font-style="normal" style:text-underline-style="solid" style:text-underline-width="auto" style:text-underline-color="font-color" officeooo:rsid="000c1e96" officeooo:paragraph-rsid="000c1e96" style:font-size-asian="16pt" style:font-style-asian="normal" style:font-size-complex="16pt" style:font-style-complex="normal"/>
    </style:style>
    <style:style style:name="T1" style:family="text">
      <style:text-properties officeooo:rsid="0004a0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a02a" style:font-style-asian="italic" style:font-style-complex="italic"/>
    </style:style>
    <style:style style:name="T5" style:family="text">
      <style:text-properties fo:font-style="italic" officeooo:rsid="000aa3aa" style:font-style-asian="italic" style:font-style-complex="italic"/>
    </style:style>
    <style:style style:name="T6" style:family="text">
      <style:text-properties fo:font-style="italic" officeooo:rsid="000c1e96" style:font-style-asian="italic" style:font-style-complex="italic"/>
    </style:style>
    <style:style style:name="T7" style:family="text">
      <style:text-properties officeooo:rsid="000aa3aa"/>
    </style:style>
    <style:style style:name="T8" style:family="text">
      <style:text-properties officeooo:rsid="000c1e96"/>
    </style:style>
    <style:style style:name="T9" style:family="text">
      <style:text-properties fo:font-style="normal" officeooo:rsid="000c1e9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nu démo n°1</text:p>
      <text:p text:style-name="P9">Maxime Bridoux – Victor Careil – Antoine Gonon</text:p>
      <text:p text:style-name="P1"/>
      <text:p text:style-name="P2"/>
      <text:p text:style-name="P6">Test n°<text:span text:style-name="T7">1</text:span> : Sous-routines</text:p>
      <text:p text:style-name="P2"/>
      <text:p text:style-name="P2"><text:tab/><text:span text:style-name="T1">On teste les différentes sous-routines implémentées : +, -, *, /</text:span></text:p>
      <text:p text:style-name="P2"/>
      <text:p text:style-name="P2"/>
      <text:p text:style-name="P8">Test n°<text:span text:style-name="T7">2</text:span> : <text:span text:style-name="T1">Mots-clés</text:span></text:p>
      <text:p text:style-name="P2"/>
      <text:p text:style-name="P2"><text:tab/><text:span text:style-name="T1">On teste le bon fonctionnement des différents mots-clés du langage :</text:span></text:p>
      <text:p text:style-name="P2">- <text:span text:style-name="T4">quote</text:span><text:span text:style-name="T1"> : renvoie bien l’objet sans évaluation. La macro « ‘ » n’est pas encore implémentée</text:span></text:p>
      <text:p text:style-name="P2">- <text:span text:style-name="T4">if</text:span><text:span text:style-name="T1"> : renvoie la condition n°2 si faux, la condition n°1 sinon</text:span></text:p>
      <text:p text:style-name="P2">- <text:span text:style-name="T4">lambda</text:span><text:span text:style-name="T1"> : permet le lambda-calcul</text:span></text:p>
      <text:p text:style-name="P12">- <text:span text:style-name="T3">nul</text:span><text:span text:style-name="T6">l : </text:span><text:span text:style-name="T9">on test si l’égalité à nil de () puis t</text:span></text:p>
      <text:p text:style-name="P12"><text:span text:style-name="T9">- </text:span><text:span text:style-name="T6">car, cdr, cons</text:span></text:p>
      <text:p text:style-name="P12"><text:span text:style-name="T9"/></text:p>
      <text:p text:style-name="P3"/>
      <text:p text:style-name="P7">Test n°<text:span text:style-name="T7">3</text:span>: Environnement</text:p>
      <text:p text:style-name="P7"/>
      <text:p text:style-name="P3">- <text:span text:style-name="T5">define </text:span><text:span text:style-name="T7">: on définit la liaison (a→1) puis on demande la valeur de a</text:span></text:p>
      <text:p text:style-name="P3">- <text:span text:style-name="T5">set </text:span><text:span text:style-name="T7">: l’équivalent de set !, on set a à 2 puis on demande a</text:span></text:p>
      <text:p text:style-name="P12"/>
      <text:p text:style-name="P14">Test n°4: Quelques test supplémentaires</text:p>
      <text:p text:style-name="P4"/>
      <text:p text:style-name="P4">- <text:span text:style-name="T6">append :</text:span></text:p>
      <text:p text:style-name="P4">- <text:span text:style-name="T6">map :</text:span></text:p>
      <text:p text:style-name="P5"><text:span text:style-name="T2">Points forts :</text:span> Organisation du travail via différents logiciels (Git, Zenkit)</text:p>
      <text:p text:style-name="P5"><text:span text:style-name="T2">Points faibles :</text:span> Gestion du temps à cause des différents projets simultanés (XTRA, Pédago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5:29:17.340647389</meta:creation-date>
    <dc:date>2018-02-26T14:11:21.887822022</dc:date>
    <meta:editing-duration>PT42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62" meta:character-count="865" meta:non-whitespace-character-count="718"/>
  </office:meta>
</office:document-meta>
</file>